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c6a5e"/>
    </style:style>
    <style:style style:name="P2" style:family="paragraph" style:parent-style-name="Heading_20_3">
      <style:text-properties officeooo:rsid="001b7eca" officeooo:paragraph-rsid="001b7eca"/>
    </style:style>
    <style:style style:name="P3" style:family="paragraph" style:parent-style-name="Heading_20_3">
      <style:text-properties officeooo:rsid="001c6a5e"/>
    </style:style>
    <style:style style:name="P4" style:family="paragraph" style:parent-style-name="Heading_20_1">
      <style:text-properties officeooo:rsid="001b7eca"/>
    </style:style>
    <style:style style:name="P5" style:family="paragraph" style:parent-style-name="Heading_20_2">
      <style:text-properties officeooo:rsid="001b7eca"/>
    </style:style>
    <style:style style:name="P6" style:family="paragraph" style:parent-style-name="Heading_20_2">
      <style:text-properties officeooo:rsid="001b7eca" officeooo:paragraph-rsid="001b7eca"/>
    </style:style>
    <style:style style:name="P7" style:family="paragraph" style:parent-style-name="Heading_20_2">
      <style:text-properties officeooo:rsid="001c6a5e" officeooo:paragraph-rsid="001c6a5e"/>
    </style:style>
    <style:style style:name="P8" style:family="paragraph" style:parent-style-name="Text_20_body" style:list-style-name="L1">
      <style:text-properties officeooo:paragraph-rsid="001b7eca"/>
    </style:style>
    <style:style style:name="P9" style:family="paragraph" style:parent-style-name="Text_20_body" style:list-style-name="L1">
      <style:text-properties officeooo:rsid="001f40fc" officeooo:paragraph-rsid="001f40fc"/>
    </style:style>
    <style:style style:name="P10" style:family="paragraph" style:parent-style-name="Text_20_body">
      <style:text-properties officeooo:rsid="001f40fc" officeooo:paragraph-rsid="001f40fc"/>
    </style:style>
    <style:style style:name="P11" style:family="paragraph" style:parent-style-name="Text_20_body" style:list-style-name="L2">
      <style:text-properties officeooo:rsid="001f40fc" officeooo:paragraph-rsid="001f40fc"/>
    </style:style>
    <style:style style:name="P12" style:family="paragraph" style:parent-style-name="Text_20_body">
      <style:text-properties officeooo:rsid="001b7eca" officeooo:paragraph-rsid="001b7eca"/>
    </style:style>
    <style:style style:name="P13" style:family="paragraph" style:parent-style-name="Text_20_body">
      <style:text-properties officeooo:rsid="001b7eca" officeooo:paragraph-rsid="0020f3cf"/>
    </style:style>
    <style:style style:name="P14" style:family="paragraph" style:parent-style-name="Text_20_body">
      <style:text-properties officeooo:rsid="001c6a5e"/>
    </style:style>
    <style:style style:name="P15" style:family="paragraph" style:parent-style-name="Text_20_body">
      <style:text-properties officeooo:rsid="001c6a5e" officeooo:paragraph-rsid="001c6a5e"/>
    </style:style>
    <style:style style:name="P16" style:family="paragraph" style:parent-style-name="Text_20_body" style:list-style-name="L2">
      <style:text-properties officeooo:paragraph-rsid="001c6a5e"/>
    </style:style>
    <style:style style:name="P17" style:family="paragraph" style:parent-style-name="Text_20_body">
      <style:text-properties officeooo:paragraph-rsid="0020f3cf"/>
    </style:style>
    <style:style style:name="P18" style:family="paragraph" style:parent-style-name="Heading_20_4">
      <style:text-properties officeooo:rsid="001b7eca"/>
    </style:style>
    <style:style style:name="P19" style:family="paragraph" style:parent-style-name="Heading_20_4">
      <style:text-properties officeooo:rsid="001c6a5e"/>
    </style:style>
    <style:style style:name="T1" style:family="text">
      <style:text-properties officeooo:rsid="001b7eca"/>
    </style:style>
    <style:style style:name="T2" style:family="text">
      <style:text-properties officeooo:rsid="001c6a5e"/>
    </style:style>
    <style:style style:name="T3" style:family="text">
      <style:text-properties officeooo:rsid="001e4db4"/>
    </style:style>
    <style:style style:name="T4" style:family="text">
      <style:text-properties officeooo:rsid="0020f3c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Legacy songbook to Latex conversion – The Process</text:h>
      <text:h text:style-name="P6" text:outline-level="2">Process Overview</text:h>
      <text:list xml:id="list3004121779576811496" text:style-name="L1">
        <text:list-item>
          <text:p text:style-name="P8"><text:span text:style-name="T1">Consolidate Word songbooks into single volume with consistent styling </text:span><text:span text:style-name="T3">→ Word file</text:span></text:p>
        </text:list-item>
        <text:list-item>
          <text:p text:style-name="P8"><text:span text:style-name="T1">Export as HTML to a single file </text:span><text:span text:style-name="T3">→ Single HTML file</text:span></text:p>
        </text:list-item>
        <text:list-item>
          <text:p text:style-name="P8"><text:span text:style-name="T1">Text-processing to parse and trim into individual HTML song files </text:span><text:span text:style-name="T3">→ Multiple HTML files</text:span></text:p>
        </text:list-item>
        <text:list-item>
          <text:p text:style-name="P8"><text:span text:style-name="T1">Convert HTML markup to songbook Latex </text:span><text:span text:style-name="T3">→ Multiple Latex files</text:span></text:p>
        </text:list-item>
        <text:list-item>
          <text:p text:style-name="P9">Signoff generated Latex as final and release to main repo for proofing/editing.</text:p>
        </text:list-item>
      </text:list>
      <text:p text:style-name="P12">Although this looks sequential, it’s actually iterative, but that isn’t a problem. Text-processing might throw up problems rooted in the original content. In practice, it’s simple just to fix that at source and re-run the scripts to re-generate the text files.</text:p>
      <text:p text:style-name="P10">The aim is a single script that will that the output of Step 2 and run through the remaining processes, ultimately depositing a bunch of .tex songfiles in a folder. For this reason, only the Word document should be regarded as a stable or evolving working document. Any HTML or Latex files are automatically generated, so these should be treated as volatile and not edited directly. Until they’re released for publication (Step 5).</text:p>
      <text:h text:style-name="P5" text:outline-level="2">Detailed Commentary</text:h>
      <text:h text:style-name="P2" text:outline-level="3">1. Word knocking into shape</text:h>
      <text:p text:style-name="P17"><text:span text:style-name="T4">This is bulk of the hard 'grunt work' but can still </text:span></text:p>
      <text:h text:style-name="P18" text:outline-level="4">a. Make three songbooks become one</text:h>
      <text:p text:style-name="P12">Simple.</text:p>
      <text:h text:style-name="Heading_20_4" text:outline-level="4"><text:span text:style-name="T4">b. Get rid of chord tabs</text:span></text:h>
      <text:p text:style-name="P17"><text:span text:style-name="T4">Latex will create these, so not needed in the original. Mostly typeset using a special type font, laid out in text boxes. This makes it easy to identify and delete them, by finding and removing all text boxes in the document.</text:span></text:p>
      <text:h text:style-name="P18" text:outline-level="4"><text:span text:style-name="T4">c</text:span>. Tidy up styling</text:h>
      <text:p text:style-name="P12">Make sure each song uses consistent styling conventions, based on built-in Word styles, such as Normal, Heading 1 etc. Using these styles means the exported HTML will be leaner than by creating custom styles.</text:p>
      <text:p text:style-name="P12">This is a semi-manual exercise, using search and replace in a sophisticated manner to identify and style heading, author etc.</text:p>
      <text:p text:style-name="P12">Also, trim out superfluous rubbish, like double paragraphs and other unnecessary whitepsace.</text:p>
      <text:p text:style-name="P12">It doesn’t matter how it looks at the end of this, as long as everything uses styles consistently. Those styles can easily be changed to create a particular look.</text:p>
      <text:h text:style-name="P18" text:outline-level="4"><text:span text:style-name="T4">d</text:span>. Flag chord <text:span text:style-name="T4">symbols</text:span></text:h>
      <text:p text:style-name="P13"><text:span text:style-name="T4">Brackets [ ] will be used to differentiate chord symbols from lyrics, so these need marking up as </text:span><text:soft-page-break/><text:span text:style-name="T4">such where they're not currently used.</text:span></text:p>
      <text:p text:style-name="P12">For inline chords, intelligent search and replace, to surround them with [ ] brackets.</text:p>
      <text:p text:style-name="P12"><text:span text:style-name="T4">C</text:span>heck for [ ] brackets used in other contexts, and change these to e.g. () or {}</text:p>
      <text:h text:style-name="P6" text:outline-level="2">2. Export as HTML</text:h>
      <text:p text:style-name="P12">Save as ‘Filtered HTML’ (not regular HTML, which contains too much extra dross). Word 2003 and earlier do a decent job of this. Later versions seem keen to throw in all sorts of extra information, which creates extra text-processing workload.</text:p>
      <text:p text:style-name="P12">As long as standard built-in Word styles are used, these will export to equivalent simple HTML e.g. &lt;p&gt;, &lt;h1&gt; etc.</text:p>
      <text:h text:style-name="P5" text:outline-level="2">3. Parse and trim</text:h>
      <text:p text:style-name="P12">At this stage we’re in the land of text-processing using bash scripts and tools, which allows more sophisticated manipulation.</text:p>
      <text:h text:style-name="P19" text:outline-level="4">4. Convert HTML to songbook Latex markup</text:h>
      <text:p text:style-name="P15">Probably the simplest step, but still to be written. As the structural elements are directly comparable, this should involve a simple search and replace through all the files.</text:p>
      <text:h text:style-name="P7" text:outline-level="2">Problems still to resolve</text:h>
      <text:h text:style-name="P3" text:outline-level="3">Chords above the line</text:h>
      <text:p text:style-name="P1"><text:span text:style-name="T1">Above-the-line chords pose a problem. Their </text:span><text:span text:style-name="T2">correct </text:span><text:span text:style-name="T1">positioning </text:span><text:span text:style-name="T2">in Word is bound up with </text:span><text:span text:style-name="T1">type size, face and tab positions. These aren’t consistent, so there’s no easy conversion to monospaced positioning.</text:span></text:p>
      <text:p text:style-name="P10">These chords can be identified by retaining &lt;p class=Chords&gt; markup.</text:p>
      <text:p text:style-name="P15">Conceptual solution:</text:p>
      <text:list xml:id="list1858134208920958695" text:style-name="L2">
        <text:list-item>
          <text:p text:style-name="P16"><text:span text:style-name="T2">Estimate monospaced equivalent to proportional space and tab sizes. </text:span><text:span text:style-name="T3">This will never be perfect as the original songs used a mix of type sizes and faces, so equivalents will vary. Maybe easiest to take one ‘average’ song and do some trial and error testing.</text:span></text:p>
        </text:list-item>
        <text:list-item>
          <text:p text:style-name="P11">Write a script to merge chord lines into the line below, on the basis of dropping the chords into the nearest inter-word space that matches its position. This won’t be exact, on some chords will fall mid-word.</text:p>
        </text:list-item>
        <text:list-item>
          <text:p text:style-name="P11">Proof, check and edit. This will be a necessary</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3T12:41:36</meta:creation-date>
    <meta:generator>LibreOffice/4.0.2.2$Linux_x86 LibreOffice_project/400m0$Build-2</meta:generator>
    <meta:editing-duration>PT5M22S</meta:editing-duration>
    <meta:editing-cycles>4</meta:editing-cycles>
    <dc:date>2013-04-26T10:11:40</dc:date>
    <meta:document-statistic meta:table-count="0" meta:image-count="0" meta:object-count="0" meta:page-count="2" meta:paragraph-count="40" meta:word-count="683" meta:character-count="4024" meta:non-whitespace-character-count="3387"/>
    <meta:template xlink:type="simple" xlink:actuate="onRequest" xlink:title="LibreOffice Writer default" xlink:href="../../LibreOffice%20Writer%20default.ott" meta:date="2012-09-23T12:41:36"/>
  </office:meta>
</office:document-meta>
</file>